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22478f" officeooo:paragraph-rsid="0022478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478f" style:font-weight-asian="bold" style:font-weight-complex="bold"/>
    </style:style>
    <style:style style:name="T3" style:family="text">
      <style:text-properties officeooo:rsid="0022478f"/>
    </style:style>
    <style:style style:name="T4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8C, Quiz </text:span></text:span><text:span text:style-name="Default_20_Paragraph_20_Font"><text:span text:style-name="T2">7</text:span></text:span></text:p>
      <text:p text:style-name="Standard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6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Standard">A mass oscillates with some ω0 when connected to a spring. If the spring is cut in half, what will be the new ω? Hints: What will be the new force constant <text:span text:style-name="T3">k</text:span>? If the original spring extended by δ under some force, how much did the half spring expand?</text:p>
      <text:p text:style-name="Standard"/>
      <text:p text:style-name="P2">Problem 2</text:p>
      <text:p text:style-name="P2"/>
      <text:p text:style-name="Standard"><text:span text:style-name="T3">(a) Plot </text:span>the number z1 = 1 + i in the complex plane. <text:span text:style-name="T3">(b) Plot and f</text:span>igure ou<text:span text:style-name="T3">t</text:span> the phase and magnitude of z2 = i/z1 <text:span text:style-name="T3">(c)</text:span>. Repeat for z3 = i/z1<text:span text:style-name="T4">∗ </text:span>.</text:p>
      <text:p text:style-name="Standard"/>
      <text:p text:style-name="P3">Problem 3</text:p>
      <text:p text:style-name="Standard">Two identical masses are connected to springs with force constants k and 16k, displaced identically, and released. If the shorter time period is 1s, when will they first return to their starting positions at the same time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5-10-20T17:14:21.428649352</dc:date>
    <meta:print-date>2025-03-25T13:51:00Z</meta:print-date>
    <meta:editing-cycles>15</meta:editing-cycles>
    <meta:editing-duration>PT14H18M5S</meta:editing-duration>
    <meta:document-statistic meta:table-count="0" meta:image-count="0" meta:object-count="0" meta:page-count="1" meta:paragraph-count="12" meta:word-count="193" meta:character-count="1145" meta:non-whitespace-character-count="952"/>
    <meta:template xlink:type="simple" xlink:actuate="onRequest" xlink:title="" xlink:href="../quiz7.odt/Normal"/>
  </office:meta>
</office:document-meta>
</file>